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02CB7BE300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54in"/>
    </style:style>
    <style:style style:name="co2" style:family="table-column">
      <style:table-column-properties fo:break-before="auto" style:column-width="0.2972in"/>
    </style:style>
    <style:style style:name="co3" style:family="table-column">
      <style:table-column-properties fo:break-before="auto" style:column-width="0.2874in"/>
    </style:style>
    <style:style style:name="co4" style:family="table-column">
      <style:table-column-properties fo:break-before="auto" style:column-width="0.4736in"/>
    </style:style>
    <style:style style:name="co5" style:family="table-column">
      <style:table-column-properties fo:break-before="auto" style:column-width="0.9846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1.2264in"/>
    </style:style>
    <style:style style:name="co8" style:family="table-column">
      <style:table-column-properties fo:break-before="auto" style:column-width="0.9016in"/>
    </style:style>
    <style:style style:name="co9" style:family="table-column">
      <style:table-column-properties fo:break-before="auto" style:column-width="1.728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4.2839in"/>
    </style:style>
    <style:style style:name="co13" style:family="table-column">
      <style:table-column-properties fo:break-before="auto" style:column-width="1.161in"/>
    </style:style>
    <style:style style:name="co14" style:family="table-column">
      <style:table-column-properties fo:break-before="auto" style:column-width="2.25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0008in solid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fo:border-left="none" fo:border-right="none" fo:border-top="0.0008in solid #000000"/>
    </style:style>
    <style:style style:name="ce7" style:family="table-cell" style:parent-style-name="Default">
      <style:table-cell-properties fo:background-color="#000000" fo:border="0.0008in solid #000000"/>
      <style:text-properties fo:color="#00ae00"/>
    </style:style>
    <style:style style:name="ce8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BOM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row table:style-name="ro1">
          <table:table-cell table:style-name="ce1">
            <draw:frame table:end-cell-address="BOM.E3" table:end-x="0.4413in" table:end-y="0.1268in" draw:z-index="0" draw:name="Graphics 1" draw:style-name="gr1" draw:text-style-name="P1" svg:width="3.1248in" svg:height="0.452in" svg:x="0in" svg:y="0.0094in">
              <draw:image xlink:href="Pictures/100002010000012C0000002CB7BE3003.png" xlink:type="simple" xlink:show="embed" xlink:actuate="onLoad">
                <text:p/>
              </draw:image>
            </draw:frame>
          </table:table-cell>
          <table:table-cell table:style-name="ce1" table:number-columns-repeated="4"/>
          <table:table-cell table:style-name="ce7" office:value-type="string">
            <text:p>Document:</text:p>
          </table:table-cell>
          <table:table-cell table:style-name="ce7" office:value-type="string">
            <text:p>Bill of Materials</text:p>
          </table:table-cell>
          <table:table-cell table:style-name="ce1"/>
          <table:table-cell table:style-name="Default"/>
        </table:table-row>
        <table:table-row table:style-name="ro1">
          <table:table-cell table:style-name="ce1" table:number-columns-repeated="5"/>
          <table:table-cell table:style-name="ce7" office:value-type="string">
            <text:p>Last Modified:</text:p>
          </table:table-cell>
          <table:table-cell table:style-name="ce7" office:value-type="string">
            <text:p>Last_Modified_Date</text:p>
          </table:table-cell>
          <table:table-cell table:style-name="ce1"/>
          <table:table-cell table:style-name="Default"/>
        </table:table-row>
        <table:table-row table:style-name="ro1">
          <table:table-cell table:style-name="ce1" table:number-columns-repeated="5"/>
          <table:table-cell table:style-name="ce7" office:value-type="string">
            <text:p>Project:</text:p>
          </table:table-cell>
          <table:table-cell table:style-name="ce7" office:value-type="string">
            <text:p>Project Name</text:p>
          </table:table-cell>
          <table:table-cell table:style-name="ce1"/>
          <table:table-cell table:style-name="Default"/>
        </table:table-row>
        <table:table-row table:style-name="ro1">
          <table:table-cell table:style-name="ce1" table:number-columns-repeated="5"/>
          <table:table-cell table:style-name="ce7" office:value-type="string">
            <text:p>Project Version:</text:p>
          </table:table-cell>
          <table:table-cell table:style-name="ce7" office:value-type="string">
            <text:p>Project_Version</text:p>
          </table:table-cell>
          <table:table-cell table:style-name="ce1"/>
          <table:table-cell table:style-name="Default"/>
        </table:table-row>
        <table:table-row table:style-name="ro1">
          <table:table-cell table:style-name="ce1" table:number-columns-repeated="5"/>
          <table:table-cell table:style-name="ce7" office:value-type="string">
            <text:p>Author:</text:p>
          </table:table-cell>
          <table:table-cell table:style-name="ce7" office:value-type="string">
            <text:p>Author_Name</text:p>
          </table:table-cell>
          <table:table-cell table:style-name="ce1"/>
          <table:table-cell table:style-name="Default"/>
        </table:table-row>
        <table:table-row table:style-name="ro1">
          <table:table-cell table:style-name="ce2" table:number-columns-repeated="5"/>
          <table:table-cell table:style-name="Default" table:number-columns-repeated="4"/>
        </table:table-row>
        <table:table-row table:style-name="ro1">
          <table:table-cell table:style-name="ce3" office:value-type="string">
            <text:p>Project_Component</text:p>
          </table:table-cell>
          <table:table-cell table:style-name="ce6" table:number-columns-repeated="7"/>
          <table:table-cell table:style-name="ce8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Qty</text:p>
          </table:table-cell>
          <table:table-cell table:style-name="ce4" office:value-type="string">
            <text:p>Value</text:p>
          </table:table-cell>
          <table:table-cell table:style-name="ce4" office:value-type="string">
            <text:p>Package</text:p>
          </table:table-cell>
          <table:table-cell table:style-name="ce4" office:value-type="string">
            <text:p>Manufacturer</text:p>
          </table:table-cell>
          <table:table-cell table:style-name="ce4" office:value-type="string">
            <text:p>Mfg. Part #</text:p>
          </table:table-cell>
          <table:table-cell table:style-name="ce4" office:value-type="string">
            <text:p>Supplier</text:p>
          </table:table-cell>
          <table:table-cell table:style-name="ce4" office:value-type="string">
            <text:p>Supplier Part #</text:p>
          </table:table-cell>
        </table:table-row>
        <table:table-row table:style-name="ro1" table:number-rows-repeated="1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nfig" table:style-name="ta1" table:print="false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row table:style-name="ro1">
          <table:table-cell table:style-name="Default" office:value-type="string">
            <text:p>AtomicBOM Configuration Data:</text:p>
          </table:table-cell>
          <table:table-cell table:style-name="Default" table:number-columns-repeated="3"/>
        </table:table-row>
        <table:table-row table:style-name="ro1">
          <table:table-cell table:style-name="ce4" office:value-type="string">
            <text:p>Parameter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Default Value</text:p>
          </table:table-cell>
          <table:table-cell table:style-name="ce4" office:value-type="string">
            <text:p>Value</text:p>
          </table:table-cell>
        </table:table-row>
        <table:table-row table:style-name="ro1">
          <table:table-cell table:style-name="ce9" office:value-type="string">
            <text:p>maxResults</text:p>
          </table:table-cell>
          <table:table-cell office:value-type="string">
            <text:p>Maximum number of results to display for part searches (integer)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maxSuppliers</text:p>
          </table:table-cell>
          <table:table-cell office:value-type="string">
            <text:p>Maximum number of suppliers to display for part searches (integer)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suppliersInclude</text:p>
          </table:table-cell>
          <table:table-cell office:value-type="string">
            <text:p>List of suppliers to include in search results (comma separated list)</text:p>
          </table:table-cell>
          <table:table-cell table:number-columns-repeated="2"/>
        </table:table-row>
        <table:table-row table:style-name="ro1">
          <table:table-cell office:value-type="string">
            <text:p>suppliersExclude</text:p>
          </table:table-cell>
          <table:table-cell office:value-type="string">
            <text:p>List of suppliers to exclude in search results (comma separated list)</text:p>
          </table:table-cell>
          <table:table-cell table:number-columns-repeated="2"/>
        </table:table-row>
        <table:table-row table:style-name="ro1">
          <table:table-cell office:value-type="string">
            <text:p>filterROHS</text:p>
          </table:table-cell>
          <table:table-cell office:value-type="string">
            <text:p>Return only ROHS compliant parts (1: yes, 0: no)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acheParts</text:p>
          </table:table-cell>
          <table:table-cell office:value-type="string">
            <text:p>Cache part data for more efficient future searches (1: yes, 0: no)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getDatasheetURLs</text:p>
          </table:table-cell>
          <table:table-cell office:value-type="string">
            <text:p>Return/embed datasheet URLs, if they exist (1: yes, 0: no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getSupplierURLs</text:p>
          </table:table-cell>
          <table:table-cell office:value-type="string">
            <text:p>Return/embed supplier URLs, if they exist (1: yes, 0: no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ogging</text:p>
          </table:table-cell>
          <table:table-cell office:value-type="string">
            <text:p>Enable log information for macro (1: yes, 0: no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logFile</text:p>
          </table:table-cell>
          <table:table-cell office:value-type="string">
            <text:p>Filepath to program log file (string)</text:p>
          </table:table-cell>
          <table:table-cell table:number-columns-repeated="2"/>
        </table:table-row>
        <table:table-row table:style-name="ro1">
          <table:table-cell office:value-type="string">
            <text:p>logLevel</text:p>
          </table:table-cell>
          <table:table-cell office:value-type="string">
            <text:p>Number corresponding to logging intensity (0-4)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bundleParts</text:p>
          </table:table-cell>
          <table:table-cell office:value-type="string">
            <text:p>Bundle parts from single supplier (reduce shipping costs)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nBundle</text:p>
          </table:table-cell>
          <table:table-cell office:value-type="string">
            <text:p>Minimum order (dollar value) for part bundling</text:p>
          </table:table-cell>
          <table:table-cell table:number-columns-repeated="2"/>
        </table:table-row>
        <table:table-row table:style-name="ro1">
          <table:table-cell office:value-type="string">
            <text:p>versionCheck</text:p>
          </table:table-cell>
          <table:table-cell office:value-type="string">
            <text:p>Check for new versions of AtomicBOM macro sui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versionURL</text:p>
          </table:table-cell>
          <table:table-cell office:value-type="string">
            <text:p>AtomicBOM updated version URL</text:p>
          </table:table-cell>
          <table:table-cell table:number-columns-repeated="2"/>
        </table:table-row>
        <table:table-row table:style-name="ro2">
          <table:table-cell office:value-type="string">
            <text:p>bomVer</text:p>
          </table:table-cell>
          <table:table-cell office:value-type="string">
            <text:p>Current version of AtomicBOM macro</text:p>
          </table:table-cell>
          <table:table-cell table:number-columns-repeated="2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09/16/2011</text:date>, <text:time>23:4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0T01:13:42</meta:creation-date>
    <dc:date>2011-09-16T23:41:27</dc:date>
    <meta:editing-duration>P2DT6H28M35S</meta:editing-duration>
    <meta:editing-cycles>14</meta:editing-cycles>
    <meta:generator>OpenOffice.org/3.3$Unix OpenOffice.org_project/330m20$Build-9567</meta:generator>
    <meta:document-statistic meta:table-count="2" meta:cell-count="79" meta:object-count="1"/>
  </office:meta>
</office:document-meta>
</file>